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zzsza.github.io/data/2018/02/17/datascience-interivew-questions/" text:style-name="Internet_20_link" text:visited-style-name="Visited_20_Internet_20_Link">https://zzsza.github.io/data/2018/02/17/datascience-interivew-question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3:44:42.133069532</meta:creation-date>
    <dc:date>2020-08-19T13:45:00.189428595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72" meta:non-whitespace-character-count="72"/>
    <meta:generator>LibreOffice/6.0.7.3$Linux_X86_64 LibreOffice_project/00m0$Build-3</meta:generator>
  </office:meta>
</office:document-meta>
</file>